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65ff6"/>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65ff6" officeooo:paragraph-rsid="00065ff6"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65ff6" officeooo:paragraph-rsid="00065ff6"/>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65ff6" officeooo:paragraph-rsid="00065ff6"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65ff6"/>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65ff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5.07 Challenge Program</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Generates a desired amount of random passwords with a specified character set and length.</text:p>
        <text:p text:style-name="P9"><text:s/>*</text:p>
        <text:p text:style-name="P9"><text:s/>* @author Josiah K.</text:p>
        <text:p text:style-name="P9"><text:s/>* @version 12/26/19</text:p>
        <text:p text:style-name="P9"><text:s/>*/</text:p>
        <text:p text:style-name="P9">import java.util.Random</text:p>
        <text:p text:style-name="P9">import java.util.Scanner</text:p>
        <text:p text:style-name="P9">public class Password </text:p>
        <text:p text:style-name="P9"/>
        <text:p text:style-name="P9"><text:s text:c="4"/>public static void main(String[] args) </text:p>
        <text:p text:style-name="P9"><text:s text:c="4"/></text:p>
        <text:p text:style-name="P9"/>
        <text:p text:style-name="P9"><text:s text:c="9"/>local variables and objects</text:p>
        <text:p text:style-name="P9"><text:s text:c="8"/>Scanner inChoice = new Scanner(System.in)</text:p>
        <text:p text:style-name="P9"><text:s text:c="8"/>Scanner inLength = new Scanner(System.in)</text:p>
        <text:p text:style-name="P9"><text:s text:c="8"/>Random randList = new Random()</text:p>
        <text:p text:style-name="P9"><text:s text:c="8"/>boolean cont = true</text:p>
        <text:p text:style-name="P9"><text:s text:c="8"/>boolean contChoice = true</text:p>
        <text:p text:style-name="P9"><text:s text:c="8"/>boolean contLength = true</text:p>
        <text:p text:style-name="P9"><text:s text:c="8"/>int randNum = 0</text:p>
        <text:p text:style-name="P9"><text:s text:c="8"/>int choice = 0</text:p>
        <text:p text:style-name="P9"><text:soft-page-break/><text:s text:c="8"/>int length = 0</text:p>
        <text:p text:style-name="P9"><text:s text:c="8"/></text:p>
        <text:p text:style-name="P9"><text:s text:c="9"/>displays a selection menu</text:p>
        <text:p text:style-name="P9"><text:s text:c="8"/>println()</text:p>
        <text:p text:style-name="P9"><text:s text:c="8"/>println("\t\t <text:s text:c="4"/>Password Generator Menu")</text:p>
        <text:p text:style-name="P9"><text:s text:c="8"/>println("******************************************************************")</text:p>
        <text:p text:style-name="P9"><text:s text:c="8"/>println("*\t [1] Lowercase Letters <text:s text:c="34"/>*")</text:p>
        <text:p text:style-name="P9"><text:s text:c="8"/>println("*\t [2] Lowercase and Numbers <text:s text:c="30"/>*")</text:p>
        <text:p text:style-name="P9"><text:s text:c="8"/>println("*\t [3] Lowercase, Uppercase and Numbers <text:s text:c="19"/>*")</text:p>
        <text:p text:style-name="P9"><text:s text:c="8"/>println("*\t [4] Lowercase, Uppercase, Numbers, and Punctuation <text:s text:c="5"/>*")</text:p>
        <text:p text:style-name="P9"><text:s text:c="8"/>println("*\t [5] Quit <text:s text:c="47"/>*")</text:p>
        <text:p text:style-name="P9"><text:s text:c="8"/>println("******************************************************************")</text:p>
        <text:p text:style-name="P9"/>
        <text:p text:style-name="P9"><text:s text:c="9"/>while loop to continue the program infinitely</text:p>
        <text:p text:style-name="P9"><text:s text:c="8"/>while (cont == true) </text:p>
        <text:p text:style-name="P9"><text:s text:c="8"/></text:p>
        <text:p text:style-name="P9"/>
        <text:p text:style-name="P9"><text:s text:c="13"/>prompts for character set and length</text:p>
        <text:p text:style-name="P9"><text:s text:c="12"/>println("\n")</text:p>
        <text:p text:style-name="P9"><text:s text:c="12"/>while (contChoice == true) </text:p>
        <text:p text:style-name="P9"><text:s text:c="12"/></text:p>
        <text:p text:style-name="P9"><text:s text:c="16"/>print("Enter Selection (1-5): ")</text:p>
        <text:p text:style-name="P9"><text:s text:c="16"/>choice = inChoice.nextInt()</text:p>
        <text:p text:style-name="P9"><text:s text:c="16"/>if (choice &gt; 5 || choice &lt; 1) </text:p>
        <text:p text:style-name="P9"><text:s text:c="16"/></text:p>
        <text:p text:style-name="P9"><text:soft-page-break/><text:s text:c="20"/>println("\nInvalid Option. Please try again.")</text:p>
        <text:p text:style-name="P9"><text:s text:c="16"/></text:p>
        <text:p text:style-name="P9"><text:s text:c="16"/>else if (choice == 5) </text:p>
        <text:p text:style-name="P9"><text:s text:c="16"/></text:p>
        <text:p text:style-name="P9"><text:s text:c="20"/>println("\nThank you. The password generator will exit now.")</text:p>
        <text:p text:style-name="P9"><text:s text:c="20"/>contChoice = false</text:p>
        <text:p text:style-name="P9"><text:s text:c="20"/>contLength = false</text:p>
        <text:p text:style-name="P9"><text:s text:c="20"/>cont = false</text:p>
        <text:p text:style-name="P9"><text:s text:c="16"/></text:p>
        <text:p text:style-name="P9"><text:s text:c="16"/>else </text:p>
        <text:p text:style-name="P9"><text:s text:c="16"/></text:p>
        <text:p text:style-name="P9"><text:s text:c="20"/>contChoice = false</text:p>
        <text:p text:style-name="P9"><text:s text:c="16"/></text:p>
        <text:p text:style-name="P9"><text:s text:c="12"/></text:p>
        <text:p text:style-name="P9"><text:s text:c="12"/>while (contLength == true) </text:p>
        <text:p text:style-name="P9"><text:s text:c="12"/></text:p>
        <text:p text:style-name="P9"><text:s text:c="16"/>print("Password Length (6 or more): ")</text:p>
        <text:p text:style-name="P9"><text:s text:c="16"/>length = inLength.nextInt()</text:p>
        <text:p text:style-name="P9"><text:s text:c="16"/>if (length &lt; 6) </text:p>
        <text:p text:style-name="P9"><text:s text:c="16"/></text:p>
        <text:p text:style-name="P9"><text:s text:c="20"/>println("\nPassword length too short. Please try again.")</text:p>
        <text:p text:style-name="P9"><text:s text:c="16"/></text:p>
        <text:p text:style-name="P9"><text:s text:c="16"/>else </text:p>
        <text:p text:style-name="P9"><text:s text:c="16"/></text:p>
        <text:p text:style-name="P9"><text:s text:c="20"/>contLength = false</text:p>
        <text:p text:style-name="P9"><text:soft-page-break/><text:s text:c="16"/></text:p>
        <text:p text:style-name="P9"><text:s text:c="12"/></text:p>
        <text:p text:style-name="P9"/>
        <text:p text:style-name="P9"><text:s text:c="13"/>conditional statements with loops to create a password</text:p>
        <text:p text:style-name="P9"><text:s text:c="12"/>if (cont == false) </text:p>
        <text:p text:style-name="P9"><text:s text:c="12"/></text:p>
        <text:p text:style-name="P9"><text:s text:c="12"/>else if (choice == 4) </text:p>
        <text:p text:style-name="P9"><text:s text:c="12"/></text:p>
        <text:p text:style-name="P9"><text:s text:c="16"/>print("Randomly generated password: ")</text:p>
        <text:p text:style-name="P9"><text:s text:c="16"/>for (int i = 1 i &lt;= length i++) </text:p>
        <text:p text:style-name="P9"><text:s text:c="16"/></text:p>
        <text:p text:style-name="P9"><text:s text:c="20"/>randNum = 0</text:p>
        <text:p text:style-name="P9"><text:s text:c="20"/>while (!(randNum &gt;= 48)) </text:p>
        <text:p text:style-name="P9"><text:s text:c="20"/></text:p>
        <text:p text:style-name="P9"><text:s text:c="24"/>randNum = randList.nextInt(127)</text:p>
        <text:p text:style-name="P9"><text:s text:c="20"/></text:p>
        <text:p text:style-name="P9"><text:s text:c="20"/>print((char)randNum)</text:p>
        <text:p text:style-name="P9"><text:s text:c="16"/></text:p>
        <text:p text:style-name="P9"><text:s text:c="12"/></text:p>
        <text:p text:style-name="P9"><text:s text:c="12"/>else if (choice == 3) </text:p>
        <text:p text:style-name="P9"><text:s text:c="12"/></text:p>
        <text:p text:style-name="P9"><text:s text:c="16"/>print("Randomly generated password: ")</text:p>
        <text:p text:style-name="P9"><text:s text:c="16"/>for (int i = 1 i &lt;= length i++) </text:p>
        <text:p text:style-name="P9"><text:s text:c="16"/></text:p>
        <text:p text:style-name="P9"><text:s text:c="20"/>randNum = 0</text:p>
        <text:p text:style-name="P9"><text:soft-page-break/><text:s text:c="20"/>while (!((randNum &gt;= 48 &amp;&amp; randNum &lt;= 57) || (randNum &gt;= 65 &amp;&amp; randNum &lt;= 90) || (randNum &gt;= 97 &amp;&amp; randNum &lt;= 122))) </text:p>
        <text:p text:style-name="P9"><text:s text:c="20"/></text:p>
        <text:p text:style-name="P9"><text:s text:c="24"/>randNum = randList.nextInt(122)</text:p>
        <text:p text:style-name="P9"><text:s text:c="20"/></text:p>
        <text:p text:style-name="P9"><text:s text:c="20"/>print((char)randNum)</text:p>
        <text:p text:style-name="P9"><text:s text:c="16"/></text:p>
        <text:p text:style-name="P9"><text:s text:c="12"/></text:p>
        <text:p text:style-name="P9"><text:s text:c="12"/>else if (choice == 2) </text:p>
        <text:p text:style-name="P9"><text:s text:c="12"/></text:p>
        <text:p text:style-name="P9"><text:s text:c="16"/>print("Randomly generated password: ")</text:p>
        <text:p text:style-name="P9"><text:s text:c="16"/>for (int i = 1 i &lt;= length i++) </text:p>
        <text:p text:style-name="P9"><text:s text:c="16"/></text:p>
        <text:p text:style-name="P9"><text:s text:c="20"/>randNum = 0</text:p>
        <text:p text:style-name="P9"><text:s text:c="20"/>while (!((randNum &gt;= 48 &amp;&amp; randNum &lt;= 57) || (randNum &gt;= 97 &amp;&amp; randNum &lt;= 122))) </text:p>
        <text:p text:style-name="P9"><text:s text:c="20"/></text:p>
        <text:p text:style-name="P9"><text:s text:c="24"/>randNum = randList.nextInt(122)</text:p>
        <text:p text:style-name="P9"><text:s text:c="20"/></text:p>
        <text:p text:style-name="P9"><text:s text:c="20"/>print((char)randNum)</text:p>
        <text:p text:style-name="P9"><text:s text:c="16"/></text:p>
        <text:p text:style-name="P9"><text:s text:c="12"/></text:p>
        <text:p text:style-name="P9"><text:s text:c="12"/>else if (choice == 1) </text:p>
        <text:p text:style-name="P9"><text:s text:c="12"/></text:p>
        <text:p text:style-name="P9"><text:s text:c="16"/>print("Randomly generated password: ")</text:p>
        <text:p text:style-name="P9"><text:s text:c="16"/>for (int i = 1 i &lt;= length i++) </text:p>
        <text:p text:style-name="P9"><text:s text:c="16"/></text:p>
        <text:p text:style-name="P9"><text:soft-page-break/><text:s text:c="20"/>randNum = 0</text:p>
        <text:p text:style-name="P9"><text:s text:c="20"/>while (!(randNum &gt;= 97)) </text:p>
        <text:p text:style-name="P9"><text:s text:c="20"/></text:p>
        <text:p text:style-name="P9"><text:s text:c="24"/>randNum = randList.nextInt(122)</text:p>
        <text:p text:style-name="P9"><text:s text:c="20"/></text:p>
        <text:p text:style-name="P9"><text:s text:c="20"/>print((char)randNum)</text:p>
        <text:p text:style-name="P9"><text:s text:c="16"/></text:p>
        <text:p text:style-name="P9"><text:s text:c="12"/></text:p>
        <text:p text:style-name="P9"><text:s text:c="12"/>contChoice = true</text:p>
        <text:p text:style-name="P9"><text:s text:c="12"/>contLength = true</text:p>
        <text:p text:style-name="P9"><text:s text:c="8"/></text:p>
        <text:p text:style-name="P9"/>
        <text:p text:style-name="P9"><text:s text:c="9"/>close scanners</text:p>
        <text:p text:style-name="P9"><text:s text:c="8"/>inChoice.close()</text:p>
        <text:p text:style-name="P9"><text:s text:c="8"/>inLength.close()</text:p>
        <text:p text:style-name="P9"><text:s text:c="4"/></text:p>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Generates a desired amount of random passwords with a specified character set and length.</text:p>
        <text:p text:style-name="P3"><text:s/>*</text:p>
        <text:p text:style-name="P3"><text:s/>* @author Josiah K.</text:p>
        <text:p text:style-name="P3"><text:soft-page-break/><text:s/>* @version 12/26/19</text:p>
        <text:p text:style-name="P3"><text:s/>*/</text:p>
        <text:p text:style-name="P3">import java.util.Random;</text:p>
        <text:p text:style-name="P3">import java.util.Scanner;</text:p>
        <text:p text:style-name="P3">public class Password </text:p>
        <text:p text:style-name="P3">{</text:p>
        <text:p text:style-name="P3"><text:s text:c="4"/>public static void main(String[] args) </text:p>
        <text:p text:style-name="P3"><text:s text:c="4"/>{</text:p>
        <text:p text:style-name="P3"/>
        <text:p text:style-name="P3"><text:s text:c="8"/>// local variables and objects</text:p>
        <text:p text:style-name="P3"><text:s text:c="8"/>Scanner inChoice = new Scanner(System.in);</text:p>
        <text:p text:style-name="P3"><text:s text:c="8"/>Scanner inLength = new Scanner(System.in);</text:p>
        <text:p text:style-name="P3"><text:s text:c="8"/>Random randList = new Random();</text:p>
        <text:p text:style-name="P3"><text:s text:c="8"/>boolean cont = true;</text:p>
        <text:p text:style-name="P3"><text:s text:c="8"/>boolean contChoice = true;</text:p>
        <text:p text:style-name="P3"><text:s text:c="8"/>boolean contLength = true;</text:p>
        <text:p text:style-name="P3"><text:s text:c="8"/>int randNum = 0;</text:p>
        <text:p text:style-name="P3"><text:s text:c="8"/>int choice = 0;</text:p>
        <text:p text:style-name="P3"><text:s text:c="8"/>int length = 0;</text:p>
        <text:p text:style-name="P3"><text:s text:c="8"/></text:p>
        <text:p text:style-name="P3"><text:s text:c="8"/>// displays a selection menu</text:p>
        <text:p text:style-name="P3"><text:s text:c="8"/>System.out.println();</text:p>
        <text:p text:style-name="P3"><text:s text:c="8"/>System.out.println("\t\t <text:s text:c="4"/>Password Generator Menu");</text:p>
        <text:p text:style-name="P3"><text:s text:c="8"/>System.out.println("******************************************************************");</text:p>
        <text:p text:style-name="P3"><text:s text:c="8"/>System.out.println("*\t [1] Lowercase Letters <text:s text:c="34"/>*");</text:p>
        <text:p text:style-name="P3"><text:s text:c="8"/>System.out.println("*\t [2] Lowercase and Numbers <text:s text:c="30"/>*");</text:p>
        <text:p text:style-name="P3"><text:s text:c="8"/>System.out.println("*\t [3] Lowercase, Uppercase and Numbers <text:s text:c="19"/>*");</text:p>
        <text:p text:style-name="P3"><text:s text:c="8"/>System.out.println("*\t [4] Lowercase, Uppercase, Numbers, and Punctuation <text:s text:c="5"/>*");</text:p>
        <text:p text:style-name="P3"><text:s text:c="8"/>System.out.println("*\t [5] Quit <text:s text:c="47"/>*");</text:p>
        <text:p text:style-name="P3"><text:s text:c="8"/>System.out.println("******************************************************************");</text:p>
        <text:p text:style-name="P3"/>
        <text:p text:style-name="P3"><text:s text:c="8"/>// while loop to continue the program infinitely</text:p>
        <text:p text:style-name="P3"><text:s text:c="8"/>while (cont == true) </text:p>
        <text:p text:style-name="P3"><text:s text:c="8"/>{</text:p>
        <text:p text:style-name="P3"><text:soft-page-break/></text:p>
        <text:p text:style-name="P3"><text:s text:c="12"/>// prompts for character set and length</text:p>
        <text:p text:style-name="P3"><text:s text:c="12"/>System.out.println("\n");</text:p>
        <text:p text:style-name="P3"><text:s text:c="12"/>while (contChoice == true) </text:p>
        <text:p text:style-name="P3"><text:s text:c="12"/>{</text:p>
        <text:p text:style-name="P3"><text:s text:c="16"/>System.out.print("Enter Selection (1-5): ");</text:p>
        <text:p text:style-name="P3"><text:s text:c="16"/>choice = inChoice.nextInt();</text:p>
        <text:p text:style-name="P3"><text:s text:c="16"/>if (choice &gt; 5 || choice &lt; 1) </text:p>
        <text:p text:style-name="P3"><text:s text:c="16"/>{</text:p>
        <text:p text:style-name="P3"><text:s text:c="20"/>System.out.println("\nInvalid Option. Please try again.");</text:p>
        <text:p text:style-name="P3"><text:s text:c="16"/>}</text:p>
        <text:p text:style-name="P3"><text:s text:c="16"/>else if (choice == 5) </text:p>
        <text:p text:style-name="P3"><text:s text:c="16"/>{</text:p>
        <text:p text:style-name="P3"><text:s text:c="20"/>System.out.println("\nThank you. The password generator will exit now.");</text:p>
        <text:p text:style-name="P3"><text:s text:c="20"/>contChoice = false;</text:p>
        <text:p text:style-name="P3"><text:s text:c="20"/>contLength = false;</text:p>
        <text:p text:style-name="P3"><text:s text:c="20"/>cont = false;</text:p>
        <text:p text:style-name="P3"><text:s text:c="16"/>}</text:p>
        <text:p text:style-name="P3"><text:s text:c="16"/>else </text:p>
        <text:p text:style-name="P3"><text:s text:c="16"/>{</text:p>
        <text:p text:style-name="P3"><text:s text:c="20"/>contChoice = false;</text:p>
        <text:p text:style-name="P3"><text:s text:c="16"/>}</text:p>
        <text:p text:style-name="P3"><text:s text:c="12"/>}</text:p>
        <text:p text:style-name="P3"><text:s text:c="12"/>while (contLength == true) </text:p>
        <text:p text:style-name="P3"><text:s text:c="12"/>{</text:p>
        <text:p text:style-name="P3"><text:s text:c="16"/>System.out.print("Password Length (6 or more): ");</text:p>
        <text:p text:style-name="P3"><text:s text:c="16"/>length = inLength.nextInt();</text:p>
        <text:p text:style-name="P3"><text:s text:c="16"/>if (length &lt; 6) </text:p>
        <text:p text:style-name="P3"><text:s text:c="16"/>{</text:p>
        <text:p text:style-name="P3"><text:s text:c="20"/>System.out.println("\nPassword length too short. Please try again.");</text:p>
        <text:p text:style-name="P3"><text:s text:c="16"/>}</text:p>
        <text:p text:style-name="P3"><text:s text:c="16"/>else </text:p>
        <text:p text:style-name="P3"><text:s text:c="16"/>{</text:p>
        <text:p text:style-name="P3"><text:s text:c="20"/>contLength = false;</text:p>
        <text:p text:style-name="P3"><text:s text:c="16"/>}</text:p>
        <text:p text:style-name="P3"><text:s text:c="12"/>}</text:p>
        <text:p text:style-name="P3"><text:soft-page-break/></text:p>
        <text:p text:style-name="P3"><text:s text:c="12"/>// conditional statements with loops to create a password</text:p>
        <text:p text:style-name="P3"><text:s text:c="12"/>if (cont == false) {</text:p>
        <text:p text:style-name="P3"><text:s text:c="12"/>}</text:p>
        <text:p text:style-name="P3"><text:s text:c="12"/>else if (choice == 4) </text:p>
        <text:p text:style-name="P3"><text:s text:c="12"/>{</text:p>
        <text:p text:style-name="P3"><text:s text:c="16"/>System.out.print("Randomly generated password: ");</text:p>
        <text:p text:style-name="P3"><text:s text:c="16"/>for (int i = 1; i &lt;= length; i++) </text:p>
        <text:p text:style-name="P3"><text:s text:c="16"/>{</text:p>
        <text:p text:style-name="P3"><text:s text:c="20"/>randNum = 0;</text:p>
        <text:p text:style-name="P3"><text:s text:c="20"/>while (!(randNum &gt;= 48)) </text:p>
        <text:p text:style-name="P3"><text:s text:c="20"/>{</text:p>
        <text:p text:style-name="P3"><text:s text:c="24"/>randNum = randList.nextInt(127);</text:p>
        <text:p text:style-name="P3"><text:s text:c="20"/>}</text:p>
        <text:p text:style-name="P3"><text:s text:c="20"/>System.out.print((char)randNum);</text:p>
        <text:p text:style-name="P3"><text:s text:c="16"/>}</text:p>
        <text:p text:style-name="P3"><text:s text:c="12"/>}</text:p>
        <text:p text:style-name="P3"><text:s text:c="12"/>else if (choice == 3) </text:p>
        <text:p text:style-name="P3"><text:s text:c="12"/>{</text:p>
        <text:p text:style-name="P3"><text:s text:c="16"/>System.out.print("Randomly generated password: ");</text:p>
        <text:p text:style-name="P3"><text:s text:c="16"/>for (int i = 1; i &lt;= length; i++) </text:p>
        <text:p text:style-name="P3"><text:s text:c="16"/>{</text:p>
        <text:p text:style-name="P3"><text:s text:c="20"/>randNum = 0;</text:p>
        <text:p text:style-name="P3"><text:s text:c="20"/>while (!((randNum &gt;= 48 &amp;&amp; randNum &lt;= 57) || (randNum &gt;= 65 &amp;&amp; randNum &lt;= 90) || (randNum &gt;= 97 &amp;&amp; randNum &lt;= 122))) </text:p>
        <text:p text:style-name="P3"><text:s text:c="20"/>{</text:p>
        <text:p text:style-name="P3"><text:s text:c="24"/>randNum = randList.nextInt(122);</text:p>
        <text:p text:style-name="P3"><text:s text:c="20"/>}</text:p>
        <text:p text:style-name="P3"><text:s text:c="20"/>System.out.print((char)randNum);</text:p>
        <text:p text:style-name="P3"><text:s text:c="16"/>}</text:p>
        <text:p text:style-name="P3"><text:s text:c="12"/>}</text:p>
        <text:p text:style-name="P3"><text:s text:c="12"/>else if (choice == 2) </text:p>
        <text:p text:style-name="P3"><text:s text:c="12"/>{</text:p>
        <text:p text:style-name="P3"><text:s text:c="16"/>System.out.print("Randomly generated password: ");</text:p>
        <text:p text:style-name="P3"><text:s text:c="16"/>for (int i = 1; i &lt;= length; i++) </text:p>
        <text:p text:style-name="P3"><text:s text:c="16"/>{</text:p>
        <text:p text:style-name="P3"><text:soft-page-break/><text:s text:c="20"/>randNum = 0;</text:p>
        <text:p text:style-name="P3"><text:s text:c="20"/>while (!((randNum &gt;= 48 &amp;&amp; randNum &lt;= 57) || (randNum &gt;= 97 &amp;&amp; randNum &lt;= 122))) </text:p>
        <text:p text:style-name="P3"><text:s text:c="20"/>{</text:p>
        <text:p text:style-name="P3"><text:s text:c="24"/>randNum = randList.nextInt(122);</text:p>
        <text:p text:style-name="P3"><text:s text:c="20"/>}</text:p>
        <text:p text:style-name="P3"><text:s text:c="20"/>System.out.print((char)randNum);</text:p>
        <text:p text:style-name="P3"><text:s text:c="16"/>}</text:p>
        <text:p text:style-name="P3"><text:s text:c="12"/>}</text:p>
        <text:p text:style-name="P3"><text:s text:c="12"/>else if (choice == 1) </text:p>
        <text:p text:style-name="P3"><text:s text:c="12"/>{</text:p>
        <text:p text:style-name="P3"><text:s text:c="16"/>System.out.print("Randomly generated password: ");</text:p>
        <text:p text:style-name="P3"><text:s text:c="16"/>for (int i = 1; i &lt;= length; i++) </text:p>
        <text:p text:style-name="P3"><text:s text:c="16"/>{</text:p>
        <text:p text:style-name="P3"><text:s text:c="20"/>randNum = 0;</text:p>
        <text:p text:style-name="P3"><text:s text:c="20"/>while (!(randNum &gt;= 97)) </text:p>
        <text:p text:style-name="P3"><text:s text:c="20"/>{</text:p>
        <text:p text:style-name="P3"><text:s text:c="24"/>randNum = randList.nextInt(122);</text:p>
        <text:p text:style-name="P3"><text:s text:c="20"/>}</text:p>
        <text:p text:style-name="P3"><text:s text:c="20"/>System.out.print((char)randNum);</text:p>
        <text:p text:style-name="P3"><text:s text:c="16"/>}</text:p>
        <text:p text:style-name="P3"><text:s text:c="12"/>}</text:p>
        <text:p text:style-name="P3"><text:s text:c="12"/>contChoice = true;</text:p>
        <text:p text:style-name="P3"><text:s text:c="12"/>contLength = true;</text:p>
        <text:p text:style-name="P3"><text:s text:c="8"/>}</text:p>
        <text:p text:style-name="P3"/>
        <text:p text:style-name="P3"><text:s text:c="8"/>// close scanners</text:p>
        <text:p text:style-name="P3"><text:s text:c="8"/>inChoice.close();</text:p>
        <text:p text:style-name="P3"><text:s text:c="8"/>inLength.close();</text:p>
        <text:p text:style-name="P3"><text:s text:c="4"/>}</text:p>
        <text:p text:style-name="P3">}</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ext:soft-page-break/>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my program is to generate passwords for the user.</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ful a a password gener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One problem I ran into was trying to get the right characters for each selection.</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write while statements effectively.</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19-12-27T00:44:44.905959599</dc:date>
    <meta:editing-cycles>9</meta:editing-cycles>
    <meta:editing-duration>PT8M38S</meta:editing-duration>
    <meta:document-statistic meta:table-count="1" meta:image-count="0" meta:object-count="0" meta:page-count="11" meta:paragraph-count="285" meta:word-count="1037" meta:character-count="10574" meta:non-whitespace-character-count="5902"/>
    <meta:generator>LibreOffice/5.2.7.2$Linux_AARCH64 LibreOffice_project/20m0$Build-2</meta:generator>
    <meta:user-defined meta:name="Company">FLVS</meta:user-defined>
    <meta:user-defined meta:name="Operator">JOSIAH KOWALSKI</meta:user-defined>
  </office:meta>
</office:document-meta>
</file>